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Traditional Nushu" svg:font-family="'Noto Traditional Nushu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8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18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2b2b2" draw:textarea-horizontal-align="justify" draw:textarea-vertical-align="middle" draw:auto-grow-height="false" fo:min-height="4.75cm" fo:min-width="18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ff38" draw:fill="solid" draw:fill-color="#ff5429" draw:textarea-horizontal-align="justify" draw:textarea-vertical-align="middle" draw:auto-grow-height="false" fo:min-height="0.5cm" fo:min-width="18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18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46cm" fo:min-width="10.7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972f" draw:fill="solid" draw:fill-color="#ff8000" draw:textarea-horizontal-align="justify" draw:textarea-vertical-align="middle" draw:auto-grow-height="false" fo:min-height="1cm" fo:min-width="18.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299cm" fo:min-width="18.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25cm" fo:min-width="18.5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81d41a" draw:textarea-horizontal-align="justify" draw:textarea-vertical-align="middle" draw:auto-grow-height="false" fo:min-height="0.95cm" fo:min-width="18.834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25cm" fo:min-width="11.5cm" loext:decorative="false"/>
      <style:paragraph-properties style:writing-mode="lr-tb"/>
    </style:style>
    <style:style style:name="P1" style:family="paragraph">
      <style:paragraph-properties fo:text-align="center"/>
      <style:text-properties style:font-name="Noto Traditional Nushu" fo:font-size="10pt" style:font-size-asian="10pt" style:font-size-complex="10pt"/>
    </style:style>
    <style:style style:name="P2" style:family="paragraph">
      <style:paragraph-properties fo:text-align="center" style:writing-mode="lr-tb"/>
      <style:text-properties style:font-name="Noto Traditional Nushu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5429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solid" draw:fill-color="#ff8000"/>
      <style:paragraph-properties fo:text-align="center" style:writing-mode="lr-tb"/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42pt" style:font-size-asian="42pt" style:font-size-complex="42pt"/>
    </style:style>
    <style:style style:name="P14" style:family="paragraph">
      <style:paragraph-properties fo:text-align="center" style:writing-mode="lr-tb"/>
      <style:text-properties fo:font-size="42pt" style:font-size-asian="42pt" style:font-size-complex="42pt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solid" draw:fill-color="#81d41a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style:font-name="Noto Traditional Nushu" fo:font-size="10pt" style:font-size-asian="10pt" style:font-size-complex="10pt"/>
    </style:style>
    <style:style style:name="T2" style:family="text">
      <style:text-properties style:font-name="Noto Traditional Nushu"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9cm" svg:height="1.5cm" svg:x="1cm" svg:y="2.25cm">
          <text:p text:style-name="P1"><text:span text:style-name="T1">Шапка/</text:span><text:span text:style-name="T2">РЕГИСТРАЦИЯ!!!</text:span></text:p>
          <text:p text:style-name="P1"><text:span text:style-name="T1">ссылка на мероприятие,ссылка на регистрацию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25cm" svg:x="1cm" svg:y="6.014cm">
          <text:p text:style-name="P3">Заходим, не стесняемся.</text:p>
          <text:p text:style-name="P3">Инфа с картинками о мероприятии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5cm" svg:x="1cm" svg:y="13.264cm">
          <text:p text:style-name="P3">Картинки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0.75cm" svg:x="1cm" svg:y="1cm">
          <text:p text:style-name="P3">Главная Страница.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9cm" svg:height="1.5cm" svg:x="1cm" svg:y="21.514cm">
          <text:p text:style-name="P3">Регистрация/Выход(ссылка на вирус:) 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5" draw:text-style-name="P4" draw:layer="layout" svg:width="19cm" svg:height="1.75cm" svg:x="1cm" svg:y="5.5cm">
          <text:p text:style-name="P6"><text:span text:style-name="T1">Шапка/</text:span><text:span text:style-name="T2">РЕГИСТРАЦИЯ!!!</text:span></text:p>
          <text:p text:style-name="P6"><text:span text:style-name="T1">ссылка на мероприятие,ссылка на регистрацию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1.25cm" svg:height="3.796cm" draw:transform="skewX (-0.00401425727958696) rotate (-0.00383972435438842) translate (8.75cm 14.204cm)">
          <text:p text:style-name="P7"><text:span text:style-name="T3">Дата, место проведения/Регистрац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.25cm" svg:x="1cm" svg:y="3.25cm">
          <text:p text:style-name="P9"><text:span text:style-name="T4">2-я страница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9cm" svg:height="4.549cm" draw:transform="skewX (0.00174532925199433) rotate (0.00174532925199433) translate (1cm 8.484cm)">
          <text:p text:style-name="P11"><text:span text:style-name="T5">О мероприятии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9cm" svg:height="8.5cm" svg:x="1cm" svg:y="20.5cm">
          <text:p text:style-name="P13"><text:span text:style-name="T6">Контакты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0" draw:text-style-name="P16" draw:layer="layout" svg:width="19.334cm" svg:height="1.2cm" draw:transform="skewX (-0.0698131700797732) translate (0.666cm 27.5cm)">
          <text:p text:style-name="P15"><text:span text:style-name="T7">admi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2cm" svg:height="5.5cm" svg:x="4.5cm" svg:y="9.264cm">
          <text:p text:style-name="P3">Подумать о входе, мне приходит Json и нужно войти.</text:p>
          <text:p text:style-name="P3">Сделать каркас сайта из 2-х страничек. Сервак который поднимается с какими-никакими ручками???</text:p>
          <text:p text:style-name="P3">Подумать посмотреть докер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Traditional Nushu" svg:font-family="'Noto Traditional Nushu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4cm" fo:margin-bottom="0.00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3:24:44.572199023</meta:creation-date>
    <meta:editing-duration>PT5M31S</meta:editing-duration>
    <meta:editing-cycles>2</meta:editing-cycles>
    <meta:generator>LibreOffice/24.2.6.2$Linux_X86_64 LibreOffice_project/420$Build-2</meta:generator>
    <dc:date>2024-11-11T23:30:14.551504571</dc:date>
    <meta:document-statistic meta:object-count="12"/>
  </office:meta>
</office:document-meta>
</file>